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3cm"/>
    </style:style>
    <style:style style:name="co4" style:family="table-column">
      <style:table-column-properties fo:break-before="auto" style:column-width="2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is BOM is approximate. All major parts are included. Passives may vary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rt#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Digikey#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74HC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6-1600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3k Resis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33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SA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PSA42-APM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x6 0.1” 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9-321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k 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2KQ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uF 0603 Capacitor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iny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7-SU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k 0603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30KGR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.768kHz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212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pF 0603 Capaci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78M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05CDTGOS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uF 0603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6665-1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34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7766-5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0p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4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k0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KQ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n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B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SA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6ABU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F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0PBF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0p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R1806-221KL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V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21VS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5623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5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5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k32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2KXBK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2uF 250V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189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01u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1078CT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RISP MKII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2845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 Jack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0 0603 Resist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uF 0603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7-3258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 Capacit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R Resist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32k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KHZS#T&amp;RCT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7-1-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0603 L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0-1446-1-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5:02:01.04445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3:46:22.587974467</meta:creation-date>
    <dc:date>2017-09-13T15:02:45.153391315</dc:date>
    <meta:editing-duration>PT13H31M45S</meta:editing-duration>
    <meta:editing-cycles>77</meta:editing-cycles>
    <meta:generator>LibreOffice/4.3.3.2$Linux_X86_64 LibreOffice_project/430m0$Build-2</meta:generator>
    <meta:document-statistic meta:table-count="1" meta:cell-count="109" meta:object-count="0"/>
  </office:meta>
</office:document-meta>
</file>